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Java Concurrency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MUCHIRI KENNEDY</text:p>
            <text:p>SOFTWARE DEVELOPER</text:p>
            <text:p>@Muchiri08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hy Concurrency!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Leveraging Multicore processors</text:p>
              </text:list-item>
              <text:list-item>
                <text:p text:style-name="P3">Improving application performance</text:p>
              </text:list-item>
              <text:list-item>
                <text:p text:style-name="P3">Responsive applications</text:p>
              </text:list-item>
              <text:list-item>
                <text:p text:style-name="P3">Scallable applications etc</text:p>
                <text:p text:style-name="P3">Egs:</text:p>
                <text:p text:style-name="P3">Web servers, Data processing(eg MapReduce), Gaming, Financial Systems et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id we do it?</text:p>
              </text:list-item>
              <text:list-item>
                <text:p>Are we doing it?</text:p>
              </text:list-item>
              <text:list-item>
                <text:p>Will we do it in the future?</text:p>
                <text:p/>
              </text:list-item>
              <text:list-item>
                <text:p>Sequential → Executors Services -&gt; Asynchronous →VirtualThreads and Structured Programm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0.836cm" svg:y="3.721cm" presentation:class="title" presentation:user-transformed="true">
          <draw:text-box>
            <text:p>Sequential Way</text:p>
          </draw:text-box>
        </draw:frame>
        <draw:frame draw:style-name="gr2" draw:text-style-name="P5" draw:layer="layout" svg:width="4.445cm" svg:height="0.954cm" svg:x="11.43cm" svg:y="6.985cm">
          <draw:text-box>
            <text:p>Sample1.java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71cm" svg:y="3.721cm" presentation:class="title" presentation:user-transformed="true">
          <draw:text-box>
            <text:p>Executor Services</text:p>
          </draw:text-box>
        </draw:frame>
        <draw:frame draw:style-name="gr3" draw:text-style-name="P5" draw:layer="layout" svg:width="4.445cm" svg:height="1.27cm" svg:x="12.065cm" svg:y="6.985cm">
          <draw:text-box>
            <text:p>Sample2.java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0.836cm" svg:y="5.626cm" presentation:class="title" presentation:user-transformed="true">
          <draw:text-box>
            <text:p>Is blocking a thread OK?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6" draw:layer="layout" svg:width="25.199cm" svg:height="13.335cm" svg:x="1.4cm" svg:y="1.27cm" presentation:class="outline" presentation:user-transformed="true">
          <draw:text-box>
            <text:p text:style-name="P6">Assuming:</text:p>
            <text:list text:style-name="L2">
              <text:list-item>
                <text:p text:style-name="P6">You are handling 1 network request per thread,</text:p>
              </text:list-item>
              <text:list-item>
                <text:p text:style-name="P6">Your OS has 4k threads,</text:p>
              </text:list-item>
            </text:list>
            <text:p text:style-name="P6">Total concurrent requests = 4k at a given time.</text:p>
            <text:p text:style-name="P6">If:</text:p>
            <text:list text:continue-numbering="true" text:style-name="L2">
              <text:list-item>
                <text:p text:style-name="P6">1req consumes 1microsecond(Before network call),</text:p>
              </text:list-item>
              <text:list-item>
                <text:p text:style-name="P6">Then in 1sec your cpu is capable of handling 1M request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model used here is 1 thread per request and this limits you to 4k req/sec even though the cpu can handle more.</text:p>
                <text:p/>
              </text:list-item>
            </text:list>
            <text:p>This model of 1 thread per request does work anymore with platform threads.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lution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active/Async Programming</text:p>
              </text:list-item>
              <text:list-item>
                <text:p>Lighter threads that are not as expensive as platform thread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sync Programm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ocuses on building <text:span text:style-name="T1">asynchronous</text:span>, <text:span text:style-name="T1">non-blocking</text:span> applications.</text:p>
              </text:list-item>
            </text:list>
            <text:p/>
            <text:p>Lets rewrite the previous code...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ssues with async programming...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ard to read, write and maintain</text:p>
              </text:list-item>
              <text:list-item>
                <text:p>Hard to debug</text:p>
              </text:list-item>
              <text:list-item>
                <text:p>Impossible to profi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6">Solutions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eed lighter threads that perform as better as async programming.</text:p>
              </text:list-item>
              <text:list-item>
                <text:p>Easier to read, write and maintain code.</text:p>
              </text:list-item>
              <text:list-item>
                <text:p>Easier to debug.</text:p>
              </text:list-item>
              <text:list-item>
                <text:p>Easier to profil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Virtual Threa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e Light weight and run upon platform threads.</text:p>
              </text:list-item>
              <text:list-item>
                <text:p>Handle blocking api for you so Writing blocking code is OK.</text:p>
              </text:list-item>
              <text:list-item>
                <text:p>No pooling.</text:p>
              </text:list-item>
            </text:list>
            <text:p>Now to our prev code but using VTs...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463cm" svg:x="1.4cm" svg:y="0.211cm" presentation:class="title" presentation:user-transformed="true">
          <draw:text-box>
            <text:p>V-Threads and Structured Concurrenc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at is structured concurrency. How is it important etc etc</text:p>
              </text:list-item>
              <text:list-item>
                <text:p>Then show the piece of code and voila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2-25T21:23:27.201011858</meta:creation-date>
    <dc:date>2025-02-26T16:44:16.662735802</dc:date>
    <meta:editing-duration>PT4H7M38S</meta:editing-duration>
    <meta:editing-cycles>18</meta:editing-cycles>
    <meta:generator>LibreOffice/5.3.6.1$Linux_X86_64 LibreOffice_project/30$Build-1</meta:generator>
    <meta:document-statistic meta:object-count="75"/>
  </office:meta>
</office:document-meta>
</file>